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2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03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1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3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1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2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15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24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2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1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03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1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1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1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08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2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1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02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04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1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1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02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68339310345" calcext:value-type="float">
            <text:p>37.966833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28272" calcext:value-type="float">
            <text:p>38.01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71556" calcext:value-type="float">
            <text:p>37.897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64097931034" calcext:value-type="float">
            <text:p>37.726409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2552" calcext:value-type="float">
            <text:p>37.62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66140689655" calcext:value-type="float">
            <text:p>37.626614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15528" calcext:value-type="float">
            <text:p>37.67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70554285714" calcext:value-type="float">
            <text:p>37.72705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20450322581" calcext:value-type="float">
            <text:p>37.7720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16487741935" calcext:value-type="float">
            <text:p>37.82164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1404" calcext:value-type="float">
            <text:p>37.877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4947096774" calcext:value-type="float">
            <text:p>37.9654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6352" calcext:value-type="float">
            <text:p>38.12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7264516129" calcext:value-type="float">
            <text:p>37.96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62956129032" calcext:value-type="float">
            <text:p>38.0562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30336" calcext:value-type="float">
            <text:p>37.68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66807741936" calcext:value-type="float">
            <text:p>37.69668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72728" calcext:value-type="float">
            <text:p>37.71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04547142857" calcext:value-type="float">
            <text:p>37.710454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93411612903" calcext:value-type="float">
            <text:p>37.7693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1860645161" calcext:value-type="float">
            <text:p>37.8311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26460689655" calcext:value-type="float">
            <text:p>37.882646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68077419355" calcext:value-type="float">
            <text:p>37.876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23472" calcext:value-type="float">
            <text:p>37.98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9305806452" calcext:value-type="float">
            <text:p>38.1099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44129032258" calcext:value-type="float">
            <text:p>38.134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05056" calcext:value-type="float">
            <text:p>38.03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23859354839" calcext:value-type="float">
            <text:p>37.99238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12248" calcext:value-type="float">
            <text:p>37.84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00391428571" calcext:value-type="float">
            <text:p>37.76003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7887741935" calcext:value-type="float">
            <text:p>37.79878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56683870968" calcext:value-type="float">
            <text:p>37.855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0864" calcext:value-type="float">
            <text:p>37.9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24699354839" calcext:value-type="float">
            <text:p>37.9024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98352" calcext:value-type="float">
            <text:p>37.94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81726451613" calcext:value-type="float">
            <text:p>37.9081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29323870968" calcext:value-type="float">
            <text:p>38.0629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52912" calcext:value-type="float">
            <text:p>37.91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5544516129" calcext:value-type="float">
            <text:p>37.8535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59592" calcext:value-type="float">
            <text:p>37.92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76461935484" calcext:value-type="float">
            <text:p>37.9976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80105714286" calcext:value-type="float">
            <text:p>37.85801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97918571428" calcext:value-type="float">
            <text:p>37.849791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5770322581" calcext:value-type="float">
            <text:p>37.8375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11028" calcext:value-type="float">
            <text:p>37.881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36784516129" calcext:value-type="float">
            <text:p>38.0836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48824" calcext:value-type="float">
            <text:p>37.84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53099354839" calcext:value-type="float">
            <text:p>37.7653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41041290323" calcext:value-type="float">
            <text:p>37.7041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10832" calcext:value-type="float">
            <text:p>37.52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11749677419" calcext:value-type="float">
            <text:p>37.5211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7634" calcext:value-type="float">
            <text:p>37.457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68141935484" calcext:value-type="float">
            <text:p>37.436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1085714286" calcext:value-type="float">
            <text:p>37.4991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71523870968" calcext:value-type="float">
            <text:p>37.5371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5316129032" calcext:value-type="float">
            <text:p>37.658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2876" calcext:value-type="float">
            <text:p>37.74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7796129032" calcext:value-type="float">
            <text:p>37.7377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41864" calcext:value-type="float">
            <text:p>37.86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0970322581" calcext:value-type="float">
            <text:p>37.8070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17992258064" calcext:value-type="float">
            <text:p>37.77179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2344" calcext:value-type="float">
            <text:p>37.74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54660645161" calcext:value-type="float">
            <text:p>37.7854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87128" calcext:value-type="float">
            <text:p>37.80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1067483871" calcext:value-type="float">
            <text:p>37.8410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27854285714" calcext:value-type="float">
            <text:p>37.85278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24699354839" calcext:value-type="float">
            <text:p>37.9024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404" calcext:value-type="float">
            <text:p>38.15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86867096774" calcext:value-type="float">
            <text:p>38.3586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2796" calcext:value-type="float">
            <text:p>38.3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6056774193" calcext:value-type="float">
            <text:p>38.398605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4663225806" calcext:value-type="float">
            <text:p>38.37746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4056" calcext:value-type="float">
            <text:p>38.24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2607483871" calcext:value-type="float">
            <text:p>38.7326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1544" calcext:value-type="float">
            <text:p>38.24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58820645161" calcext:value-type="float">
            <text:p>38.0658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32854285714" calcext:value-type="float">
            <text:p>38.04328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3568516129" calcext:value-type="float">
            <text:p>38.1135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9032" calcext:value-type="float">
            <text:p>38.1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95545806452" calcext:value-type="float">
            <text:p>38.1495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57656" calcext:value-type="float">
            <text:p>38.2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04221935484" calcext:value-type="float">
            <text:p>38.1104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4699" calcext:value-type="float">
            <text:p>38.1046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8928" calcext:value-type="float">
            <text:p>37.97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63504" calcext:value-type="float">
            <text:p>37.90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8781" calcext:value-type="float">
            <text:p>37.9987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99744" calcext:value-type="float">
            <text:p>38.10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82472" calcext:value-type="float">
            <text:p>38.19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484" calcext:value-type="float">
            <text:p>38.41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7450434783" calcext:value-type="float">
            <text:p>38.511745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48824347826" calcext:value-type="float">
            <text:p>38.434882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9770434783" calcext:value-type="float">
            <text:p>38.462977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7312" calcext:value-type="float">
            <text:p>38.4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75632" calcext:value-type="float">
            <text:p>38.5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9056" calcext:value-type="float">
            <text:p>38.5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55008" calcext:value-type="float">
            <text:p>38.5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58768" calcext:value-type="float">
            <text:p>38.4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1984" calcext:value-type="float">
            <text:p>38.4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1739099323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95472" calcext:value-type="float">
            <text:p>38.4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314" meta:object-count="0"/>
    <meta:user-defined meta:name="AppVersion">3.0</meta:user-defined>
  </office:meta>
</office:document-meta>
</file>